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7a38" officeooo:paragraph-rsid="00087a38"/>
    </style:style>
    <style:style style:name="P2" style:family="paragraph" style:parent-style-name="Standard">
      <style:text-properties officeooo:rsid="00087a38" officeooo:paragraph-rsid="00087a38"/>
    </style:style>
    <style:style style:name="P3" style:family="paragraph" style:parent-style-name="Text_20_body">
      <style:text-properties fo:font-variant="normal" fo:text-transform="none" fo:color="#303942" style:font-name="dejavu sans mono" fo:font-size="8.25pt" fo:letter-spacing="normal" fo:font-style="normal" fo:font-weight="normal" officeooo:rsid="00087a38" officeooo:paragraph-rsid="00087a38"/>
    </style:style>
    <style:style style:name="P4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03942" style:font-name="dejavu sans mono" fo:font-size="8.25pt" fo:letter-spacing="normal" fo:font-style="normal" fo:font-weight="normal"/>
    </style:style>
    <style:style style:name="P5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03942" style:font-name="dejavu sans mono" fo:font-size="8.25pt" fo:letter-spacing="normal" fo:font-style="normal" fo:font-weight="normal"/>
    </style:style>
    <style:style style:name="P6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03942" style:text-line-through-style="solid" style:text-line-through-type="single" style:font-name="dejavu sans mono" fo:font-size="8.25pt" fo:letter-spacing="normal" fo:font-style="normal" fo:font-weight="normal"/>
    </style:style>
    <style:style style:name="P7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03942" style:text-line-through-style="solid" style:text-line-through-type="single" style:font-name="dejavu sans mono" fo:font-size="8.25pt" fo:letter-spacing="normal" fo:font-style="normal" fo:font-weight="normal"/>
    </style:style>
    <style:style style:name="P8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808080" style:text-line-through-style="solid" style:text-line-through-type="single" style:font-name="dejavu sans mono" fo:font-size="8.25pt" fo:letter-spacing="normal" fo:font-style="normal" fo:font-weight="normal"/>
    </style:style>
    <style:style style:name="P9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808080" style:text-line-through-style="solid" style:text-line-through-type="single" style:font-name="dejavu sans mono" fo:font-size="8.25pt" fo:letter-spacing="normal" fo:font-style="normal" fo:font-weight="normal"/>
    </style:style>
    <style:style style:name="P10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c80000"/>
    </style:style>
    <style:style style:name="T3" style:family="text">
      <style:text-properties fo:font-variant="normal" fo:text-transform="none" fo:color="#c80000" style:font-name="dejavu sans mono" fo:font-size="8.25pt" fo:letter-spacing="normal" fo:font-style="normal" fo:font-weight="normal"/>
    </style:style>
    <style:style style:name="T4" style:family="text">
      <style:text-properties fo:font-variant="normal" fo:text-transform="none" fo:color="#303942" style:font-name="dejavu sans mono" fo:font-size="8.25pt" fo:letter-spacing="normal" fo:font-style="normal" style:text-underline-style="solid" style:text-underline-width="auto" style:text-underline-color="font-color" fo:font-weight="normal"/>
    </style:style>
    <style:style style:name="T5" style:family="text">
      <style:text-properties fo:font-variant="normal" fo:text-transform="none" fo:color="#303942" style:font-name="dejavu sans mono" fo:font-size="8.25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âu lệnh đổi hai vị tró cho nhau trong css </text:p>
      <text:p text:style-name="P1"/>
      <text:p text:style-name="P1">display:flex;</text:p>
      <text:p text:style-name="P1">flex-direction: row-reverse;</text:p>
      <text:p text:style-name="P1"/>
      <text:p text:style-name="P3"><text:span text:style-name="T2">width</text:span><text:span text:style-name="T1">: </text:span>100%;</text:p>
      <text:list xml:id="list3066676415" text:style-name="L1">
        <text:list-item>
          <text:p text:style-name="P4"><text:span text:style-name="T2">max-width</text:span><text:span text:style-name="T1">: </text:span>790px;</text:p>
        </text:list-item>
        <text:list-item>
          <text:p text:style-name="P6"><text:span text:style-name="T2">display</text:span><text:span text:style-name="T1">: </text:span>-webkit-box;</text:p>
        </text:list-item>
        <text:list-item>
          <text:p text:style-name="P8">display<text:span text:style-name="T1">: </text:span>-ms-flexbox;</text:p>
        </text:list-item>
        <text:list-item>
          <text:p text:style-name="P4"><text:span text:style-name="T2">display</text:span><text:span text:style-name="T1">: </text:span>flex;</text:p>
        </text:list-item>
        <text:list-item>
          <text:p text:style-name="P4"><text:span text:style-name="T2">-webkit-box-orient</text:span><text:span text:style-name="T1">: </text:span>horizontal;</text:p>
        </text:list-item>
        <text:list-item>
          <text:p text:style-name="P4"><text:span text:style-name="T2">-webkit-box-direction</text:span><text:span text:style-name="T1">: </text:span>reverse;</text:p>
        </text:list-item>
        <text:list-item>
          <text:p text:style-name="P8">-ms-flex-direction<text:span text:style-name="T1">: </text:span>row-reverse;</text:p>
        </text:list-item>
        <text:list-item>
          <text:p text:style-name="P4"><text:span text:style-name="T2">flex-direction</text:span><text:span text:style-name="T1">: </text:span>row-reverse;</text:p>
        </text:list-item>
        <text:list-item>
          <text:p text:style-name="P4"><text:span text:style-name="T2">margin-left</text:span><text:span text:style-name="T1">: </text:span>auto;</text:p>
        </text:list-item>
        <text:list-item>
          <text:p text:style-name="P4"><text:span text:style-name="T2">position</text:span><text:span text:style-name="T1">: </text:span>absolute;</text:p>
        </text:list-item>
        <text:list-item>
          <text:p text:style-name="P4"><text:span text:style-name="T2">top</text:span><text:span text:style-name="T1">: </text:span>0;</text:p>
        </text:list-item>
        <text:list-item>
          <text:p text:style-name="P4"><text:span text:style-name="T2">justify-content</text:span><text:span text:style-name="T1">: </text:span>space-between;</text:p>
        </text:list-item>
        <text:list-item>
          <text:p text:style-name="P10"><text:span text:style-name="T3">right</text:span><text:span text:style-name="T4">: </text:span><text:span text:style-name="T5">0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21:27:17.315037423</meta:creation-date>
    <dc:date>2019-10-02T09:20:33.655255460</dc:date>
    <meta:editing-duration>PT3M</meta:editing-duration>
    <meta:editing-cycles>2</meta:editing-cycles>
    <meta:generator>LibreOffice/6.2.7.1$Linux_X86_64 LibreOffice_project/20$Build-1</meta:generator>
    <meta:document-statistic meta:table-count="0" meta:image-count="0" meta:object-count="0" meta:page-count="1" meta:paragraph-count="17" meta:word-count="54" meta:character-count="405" meta:non-whitespace-character-count="380"/>
  </office:meta>
</office:document-meta>
</file>